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1" table:default-cell-style-name="ce12"/>
        <table:table-column table:style-name="co1" table:default-cell-style-name="ce3"/>
        <table:table-column table:style-name="co4" table:default-cell-style-name="ce18"/>
        <table:table-column table:style-name="co1" table:default-cell-style-name="Default"/>
        <table:table-column table:style-name="co5" table:default-cell-style-name="ce20"/>
        <table:table-column table:style-name="co1" table:default-cell-style-name="ce8"/>
        <table:table-column table:style-name="co1" table:default-cell-style-name="ce18"/>
        <table:table-column table:style-name="co1" table:default-cell-style-name="ce8"/>
        <table:table-column table:style-name="co1" table:default-cell-style-name="ce12"/>
        <table:table-column table:style-name="co4" table:default-cell-style-name="ce20"/>
        <table:table-row table:style-name="ro1">
          <table:table-cell table:style-name="ce1" office:value-type="string" calcext:value-type="string" table:number-columns-spanned="13" table:number-rows-spanned="2">
            <text:p>MODÈLE EN Z_KT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25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table:style-name="ce2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9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3" office:value-type="string" calcext:value-type="string">
            <text:p>RF Time</text:p>
          </table:table-cell>
          <table:table-cell table:style-name="Default"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3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table:style-name="ce3" office:value-type="string" calcext:value-type="string">
            <text:p>Time deviation </text:p>
          </table:table-cell>
        </table:table-row>
        <table:table-row table:style-name="ro1">
          <table:table-cell table:style-name="ce7" office:value-type="string" calcext:value-type="string">
            <text:p>5-5</text:p>
          </table:table-cell>
          <table:table-cell table:style-name="ce17" office:value-type="float" office:value="11931.4" calcext:value-type="float">
            <text:p>11931,4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.003" calcext:value-type="float">
            <text:p>0,003</text:p>
          </table:table-cell>
          <table:table-cell table:style-name="ce8" office:value-type="float" office:value="11931.4" calcext:value-type="float">
            <text:p>11931,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63" calcext:value-type="float">
            <text:p>0,0063</text:p>
          </table:table-cell>
          <table:table-cell table:style-name="ce44" table:formula="of:=([.G5]-[.D5])/[.D5]*100" office:value-type="float" office:value="110" calcext:value-type="float">
            <text:p>110,00</text:p>
          </table:table-cell>
          <table:table-cell table:style-name="ce44" office:value-type="float" office:value="11931.4" calcext:value-type="float">
            <text:p>11931,40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.0054" calcext:value-type="float">
            <text:p>0,0054</text:p>
          </table:table-cell>
          <table:table-cell table:style-name="ce11" office:value-type="float" office:value="0.0117" calcext:value-type="float">
            <text:p>0,0117</text:p>
          </table:table-cell>
          <table:table-cell table:formula="of:=([.L5]-[.D5])/[.D5]*100" office:value-type="float" office:value="290" calcext:value-type="float">
            <text:p>290,00</text:p>
          </table:table-cell>
        </table:table-row>
        <table:table-row table:style-name="ro1">
          <table:table-cell table:style-name="ce7" office:value-type="string" calcext:value-type="string">
            <text:p>20-5</text:p>
          </table:table-cell>
          <table:table-cell table:style-name="ce32" office:value-type="float" office:value="38858.6" calcext:value-type="float">
            <text:p>38858,6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157" calcext:value-type="float">
            <text:p>0,0157</text:p>
          </table:table-cell>
          <table:table-cell table:style-name="ce44" table:formula="of:=([.G6]-[.D6])/[.D6]*100" office:value-type="float" office:value="196.22641509434" calcext:value-type="float">
            <text:p>196,23</text:p>
          </table:table-cell>
          <table:table-cell table:style-name="ce17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,01</text:p>
          </table:table-cell>
          <table:table-cell office:value-type="float" office:value="0.0257" calcext:value-type="float">
            <text:p>0,0257</text:p>
          </table:table-cell>
          <table:table-cell table:formula="of:=([.L6]-[.D6])/[.D6]*100" office:value-type="float" office:value="384.905660377358" calcext:value-type="float">
            <text:p>384,91</text:p>
          </table:table-cell>
        </table:table-row>
        <table:table-row table:style-name="ro1">
          <table:table-cell table:style-name="ce7" office:value-type="string" calcext:value-type="string">
            <text:p>50-5</text:p>
          </table:table-cell>
          <table:table-cell table:style-name="ce32" office:value-type="float" office:value="93734" calcext:value-type="float">
            <text:p>93734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style-name="ce8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4" calcext:value-type="float">
            <text:p>0,034</text:p>
          </table:table-cell>
          <table:table-cell table:style-name="ce44" table:formula="of:=([.G7]-[.D7])/[.D7]*100" office:value-type="float" office:value="176.422764227642" calcext:value-type="float">
            <text:p>176,42</text:p>
          </table:table-cell>
          <table:table-cell table:style-name="ce17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22" calcext:value-type="float">
            <text:p>0,022</text:p>
          </table:table-cell>
          <table:table-cell office:value-type="float" office:value="0.056" calcext:value-type="float">
            <text:p>0,056</text:p>
          </table:table-cell>
          <table:table-cell table:formula="of:=([.L7]-[.D7])/[.D7]*100" office:value-type="float" office:value="355.284552845528" calcext:value-type="float">
            <text:p>355,28</text:p>
          </table:table-cell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32" office:value-type="float" office:value="186946.3" calcext:value-type="float">
            <text:p>186946,3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style-name="ce8" office:value-type="float" office:value="186951.8" calcext:value-type="float">
            <text:p>186951,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675" calcext:value-type="float">
            <text:p>0,0675</text:p>
          </table:table-cell>
          <table:table-cell table:formula="of:=([.G8]-[.D8])/[.D8]*100" office:value-type="float" office:value="163.671875" calcext:value-type="float">
            <text:p>163,67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452" calcext:value-type="float">
            <text:p>0,0452</text:p>
          </table:table-cell>
          <table:table-cell office:value-type="float" office:value="0.1127" calcext:value-type="float">
            <text:p>0,1127</text:p>
          </table:table-cell>
          <table:table-cell table:formula="of:=([.L8]-[.D8])/[.D8]*100" office:value-type="float" office:value="340.234375" calcext:value-type="float">
            <text:p>340,23</text:p>
          </table:table-cell>
        </table:table-row>
        <table:table-row table:style-name="ro1">
          <table:table-cell table:style-name="ce7" office:value-type="string" calcext:value-type="string">
            <text:p>5-10</text:p>
          </table:table-cell>
          <table:table-cell table:style-name="ce32" office:value-type="float" office:value="21980.17" calcext:value-type="float">
            <text:p>21980,17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table:style-name="ce8" office:value-type="float" office:value="21998.96" calcext:value-type="float">
            <text:p>21998,96</text:p>
          </table:table-cell>
          <table:table-cell office:value-type="float" office:value="0.08" calcext:value-type="float">
            <text:p>0,08</text:p>
          </table:table-cell>
          <table:table-cell table:style-name="ce8" office:value-type="float" office:value="0.0555" calcext:value-type="float">
            <text:p>0,0555</text:p>
          </table:table-cell>
          <table:table-cell table:formula="of:=([.G9]-[.D9])/[.D9]*100" office:value-type="float" office:value="77.3162939297125" calcext:value-type="float">
            <text:p>77,32</text:p>
          </table:table-cell>
          <table:table-cell table:style-name="ce3"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471" calcext:value-type="float">
            <text:p>0,0471</text:p>
          </table:table-cell>
          <table:table-cell table:style-name="ce11" office:value-type="float" office:value="0.1026" calcext:value-type="float">
            <text:p>0,1026</text:p>
          </table:table-cell>
          <table:table-cell table:formula="of:=([.L9]-[.D9])/[.D9]*100" office:value-type="float" office:value="227.79552715655" calcext:value-type="float">
            <text:p>227,8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408" calcext:value-type="float">
            <text:p>0,0408</text:p>
          </table:table-cell>
          <table:table-cell table:style-name="ce8" office:value-type="float" office:value="74412.39" calcext:value-type="float">
            <text:p>74412,3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716" calcext:value-type="float">
            <text:p>0,0716</text:p>
          </table:table-cell>
          <table:table-cell table:formula="of:=([.G10]-[.D10])/[.D10]*100" office:value-type="float" office:value="75.4901960784314" calcext:value-type="float">
            <text:p>75,49</text:p>
          </table:table-cell>
          <table:table-cell office:value-type="float" office:value="74409.5" calcext:value-type="float">
            <text:p>74409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216" calcext:value-type="float">
            <text:p>0,1216</text:p>
          </table:table-cell>
          <table:table-cell table:formula="of:=([.L10]-[.D10])/[.D10]*100" office:value-type="float" office:value="198.039215686275" calcext:value-type="float">
            <text:p>198,04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2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table:style-name="ce8" office:value-type="float" office:value="175767.18" calcext:value-type="float">
            <text:p>175767,18</text:p>
          </table:table-cell>
          <table:table-cell office:value-type="float" office:value="0.01" calcext:value-type="float">
            <text:p>0,01</text:p>
          </table:table-cell>
          <table:table-cell table:style-name="ce8" office:value-type="float" office:value="0.2301" calcext:value-type="float">
            <text:p>0,2301</text:p>
          </table:table-cell>
          <table:table-cell table:formula="of:=([.G11]-[.D11])/[.D11]*100" office:value-type="float" office:value="145.570971184632" calcext:value-type="float">
            <text:p>145,57</text:p>
          </table:table-cell>
          <table:table-cell office:value-type="float" office:value="175758.18" calcext:value-type="float">
            <text:p>175758,18</text:p>
          </table:table-cell>
          <table:table-cell office:value-type="float" office:value="0" calcext:value-type="float">
            <text:p>0</text:p>
          </table:table-cell>
          <table:table-cell office:value-type="float" office:value="0.2284" calcext:value-type="float">
            <text:p>0,2284</text:p>
          </table:table-cell>
          <table:table-cell office:value-type="float" office:value="0.4585" calcext:value-type="float">
            <text:p>0,4585</text:p>
          </table:table-cell>
          <table:table-cell table:formula="of:=([.L11]-[.D11])/[.D11]*100" office:value-type="float" office:value="389.327641408751" calcext:value-type="float">
            <text:p>389,33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424.2" calcext:value-type="float">
            <text:p>354424,2</text:p>
          </table:table-cell>
          <table:table-cell office:value-type="float" office:value="0.02" calcext:value-type="float">
            <text:p>0,02</text:p>
          </table:table-cell>
          <table:table-cell table:style-name="ce8" office:value-type="float" office:value="0.3217" calcext:value-type="float">
            <text:p>0,3217</text:p>
          </table:table-cell>
          <table:table-cell table:formula="of:=([.G12]-[.D12])/[.D12]*100" office:value-type="float" office:value="123.558026407227" calcext:value-type="float">
            <text:p>123,56</text:p>
          </table:table-cell>
          <table:table-cell office:value-type="float" office:value="354373.8" calcext:value-type="float">
            <text:p>354373,8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  <table:table-cell office:value-type="float" office:value="0.5477" calcext:value-type="float">
            <text:p>0,5477</text:p>
          </table:table-cell>
          <table:table-cell table:formula="of:=([.L12]-[.D12])/[.D12]*100" office:value-type="float" office:value="280.611535788742" calcext:value-type="float">
            <text:p>280,6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.8842" calcext:value-type="float">
            <text:p>1,8842</text:p>
          </table:table-cell>
          <table:table-cell office:value-type="float" office:value="52724.32" calcext:value-type="float">
            <text:p>52724,32</text:p>
          </table:table-cell>
          <table:table-cell table:style-name="ce19" office:value-type="float" office:value="0.19" calcext:value-type="float">
            <text:p>0,19</text:p>
          </table:table-cell>
          <table:table-cell table:style-name="ce3" office:value-type="float" office:value="1.5595" calcext:value-type="float">
            <text:p>1,5595</text:p>
          </table:table-cell>
          <table:table-cell table:formula="of:=([.G13]-[.D13])/[.D13]*100" office:value-type="float" office:value="-17.2327778367477" calcext:value-type="float">
            <text:p>-17,23</text:p>
          </table:table-cell>
          <table:table-cell table:style-name="ce3" office:value-type="float" office:value="52664.68" calcext:value-type="float">
            <text:p>52664,68</text:p>
          </table:table-cell>
          <table:table-cell table:style-name="ce19" office:value-type="float" office:value="0.08" calcext:value-type="float">
            <text:p>0,08</text:p>
          </table:table-cell>
          <table:table-cell table:style-name="ce3" office:value-type="float" office:value="0.5917" calcext:value-type="float">
            <text:p>0,5917</text:p>
          </table:table-cell>
          <table:table-cell office:value-type="float" office:value="2.1512" calcext:value-type="float">
            <text:p>2,1512</text:p>
          </table:table-cell>
          <table:table-cell table:formula="of:=([.L13]-[.D13])/[.D13]*100" office:value-type="float" office:value="14.1704702260906" calcext:value-type="float">
            <text:p>14,17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table:style-name="ce8" office:value-type="float" office:value="179558.18" calcext:value-type="float">
            <text:p>179558,18</text:p>
          </table:table-cell>
          <table:table-cell office:value-type="float" office:value="0.07" calcext:value-type="float">
            <text:p>0,07</text:p>
          </table:table-cell>
          <table:table-cell table:style-name="ce8" office:value-type="float" office:value="5.6093" calcext:value-type="float">
            <text:p>5,6093</text:p>
          </table:table-cell>
          <table:table-cell table:formula="of:=([.G14]-[.D14])/[.D14]*100" office:value-type="float" office:value="-19.5326284984722" calcext:value-type="float">
            <text:p>-19,53</text:p>
          </table:table-cell>
          <table:table-cell office:value-type="float" office:value="179466.06" calcext:value-type="float">
            <text:p>179466,06</text:p>
          </table:table-cell>
          <table:table-cell office:value-type="float" office:value="0.02" calcext:value-type="float">
            <text:p>0,02</text:p>
          </table:table-cell>
          <table:table-cell office:value-type="float" office:value="1.5712" calcext:value-type="float">
            <text:p>1,5712</text:p>
          </table:table-cell>
          <table:table-cell office:value-type="float" office:value="7.1805" calcext:value-type="float">
            <text:p>7,1805</text:p>
          </table:table-cell>
          <table:table-cell table:formula="of:=([.L14]-[.D14])/[.D14]*100" office:value-type="float" office:value="3.00678535052863" calcext:value-type="float">
            <text:p>3,01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8" office:value-type="float" office:value="430098.47" calcext:value-type="float">
            <text:p>430098,47</text:p>
          </table:table-cell>
          <table:table-cell office:value-type="float" office:value="0.15" calcext:value-type="float">
            <text:p>0,15</text:p>
          </table:table-cell>
          <table:table-cell table:style-name="ce8" office:value-type="float" office:value="36.954" calcext:value-type="float">
            <text:p>36,954</text:p>
          </table:table-cell>
          <table:table-cell table:formula="of:=([.G15]-[.D15])/[.D15]*100" office:value-type="float" office:value="-97.1248176460291" calcext:value-type="float">
            <text:p>-97,12</text:p>
          </table:table-cell>
          <table:table-cell office:value-type="float" office:value="429654.88" calcext:value-type="float">
            <text:p>429654,88</text:p>
          </table:table-cell>
          <table:table-cell office:value-type="float" office:value="0.05" calcext:value-type="float">
            <text:p>0,05</text:p>
          </table:table-cell>
          <table:table-cell office:value-type="float" office:value="19.1515" calcext:value-type="float">
            <text:p>19,1515</text:p>
          </table:table-cell>
          <table:table-cell office:value-type="float" office:value="56.1055" calcext:value-type="float">
            <text:p>56,1055</text:p>
          </table:table-cell>
          <table:table-cell table:formula="of:=([.L15]-[.D15])/[.D15]*100" office:value-type="float" office:value="-95.6347474275933" calcext:value-type="float">
            <text:p>-95,63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8" office:value-type="string" calcext:value-type="string">
            <text:p>&lt;0,01</text:p>
          </table:table-cell>
          <table:table-cell table:style-name="ce11" office:value-type="float" office:value="619.2369" calcext:value-type="float">
            <text:p>619,2369</text:p>
          </table:table-cell>
          <table:table-cell office:value-type="float" office:value="867314.99" calcext:value-type="float">
            <text:p>867314,99</text:p>
          </table:table-cell>
          <table:table-cell office:value-type="float" office:value="0.17" calcext:value-type="float">
            <text:p>0,17</text:p>
          </table:table-cell>
          <table:table-cell table:style-name="ce8" office:value-type="float" office:value="109.8544" calcext:value-type="float">
            <text:p>109,8544</text:p>
          </table:table-cell>
          <table:table-cell table:formula="of:=([.G16]-[.D16])/[.D16]*100" office:value-type="float" office:value="-82.2597135280537" calcext:value-type="float">
            <text:p>-82,26</text:p>
          </table:table-cell>
          <table:table-cell office:value-type="float" office:value="866940.09" calcext:value-type="float">
            <text:p>866940,09</text:p>
          </table:table-cell>
          <table:table-cell office:value-type="float" office:value="0.12" calcext:value-type="float">
            <text:p>0,12</text:p>
          </table:table-cell>
          <table:table-cell office:value-type="float" office:value="27.7167" calcext:value-type="float">
            <text:p>27,7167</text:p>
          </table:table-cell>
          <table:table-cell office:value-type="float" office:value="137.5711" calcext:value-type="float">
            <text:p>137,5711</text:p>
          </table:table-cell>
          <table:table-cell table:formula="of:=([.L16]-[.D16])/[.D16]*100" office:value-type="float" office:value="-77.7837690228086" calcext:value-type="float">
            <text:p>-77,78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5" office:value-type="string" calcext:value-type="string" table:number-columns-spanned="12" table:number-rows-spanned="1">
            <text:p>PARCOURS HORIZONTAL PAR BLOC </text:p>
          </table:table-cell>
          <table:covered-table-cell table:number-columns-repeated="5" table:style-name="Default"/>
          <table:covered-table-cell/>
          <table:covered-table-cell table:formula="of:=([.G20]-[.D20])/[.D20]*100" office:value-type="string" office:string-value="" calcext:value-type="error">
            <text:p>#DIV/0 !</text:p>
          </table:covered-table-cell>
          <table:covered-table-cell table:number-columns-repeated="4" table:style-name="Default"/>
          <table:table-cell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table:style-name="ce2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14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3" office:value-type="string" calcext:value-type="string">
            <text:p>RF Time</text:p>
          </table:table-cell>
          <table:table-cell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3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</table:table-row>
        <table:table-row table:style-name="ro1">
          <table:table-cell table:style-name="ce7" office:value-type="string" calcext:value-type="string">
            <text:p>5-5</text:p>
          </table:table-cell>
          <table:table-cell table:style-name="ce17" office:value-type="float" office:value="11931.4" calcext:value-type="float">
            <text:p>11931,4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.003" calcext:value-type="float">
            <text:p>0,003</text:p>
          </table:table-cell>
          <table:table-cell table:style-name="ce17" office:value-type="float" office:value="11931.4" calcext:value-type="float">
            <text:p>11931,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43" calcext:value-type="float">
            <text:p>0,0043</text:p>
          </table:table-cell>
          <table:table-cell table:style-name="ce44" table:formula="of:=([.G22]-[.D22])/[.D22]*100" office:value-type="float" office:value="43.3333333333333" calcext:value-type="float">
            <text:p>43,33</text:p>
          </table:table-cell>
          <table:table-cell table:style-name="ce21" office:value-type="float" office:value="11931.4" calcext:value-type="float">
            <text:p>11931,4</text:p>
          </table:table-cell>
          <table:table-cell table:style-name="ce23" office:value-type="float" office:value="0" calcext:value-type="float">
            <text:p>0</text:p>
          </table:table-cell>
          <table:table-cell table:style-name="ce17" office:value-type="float" office:value="0.003" calcext:value-type="float">
            <text:p>0,003</text:p>
          </table:table-cell>
          <table:table-cell office:value-type="float" office:value="0.0073" calcext:value-type="float">
            <text:p>0,0073</text:p>
          </table:table-cell>
          <table:table-cell table:formula="of:=([.L22]-[.D22])/[.D22]*100" office:value-type="float" office:value="143.333333333333" calcext:value-type="float">
            <text:p>143,33</text:p>
          </table:table-cell>
        </table:table-row>
        <table:table-row table:style-name="ro1">
          <table:table-cell table:style-name="ce7" office:value-type="string" calcext:value-type="string">
            <text:p>20-5</text:p>
          </table:table-cell>
          <table:table-cell table:style-name="ce32" office:value-type="float" office:value="38858.6" calcext:value-type="float">
            <text:p>38858,6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7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204" calcext:value-type="float">
            <text:p>0,0204</text:p>
          </table:table-cell>
          <table:table-cell table:style-name="ce44" table:formula="of:=([.G23]-[.D23])/[.D23]*100" office:value-type="float" office:value="284.905660377358" calcext:value-type="float">
            <text:p>284,91</text:p>
          </table:table-cell>
          <table:table-cell table:style-name="ce17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108" calcext:value-type="float">
            <text:p>0,0108</text:p>
          </table:table-cell>
          <table:table-cell office:value-type="float" office:value="0.0312" calcext:value-type="float">
            <text:p>0,0312</text:p>
          </table:table-cell>
          <table:table-cell table:formula="of:=([.L23]-[.D23])/[.D23]*100" office:value-type="float" office:value="488.679245283019" calcext:value-type="float">
            <text:p>488,68</text:p>
          </table:table-cell>
        </table:table-row>
        <table:table-row table:style-name="ro1">
          <table:table-cell table:style-name="ce7" office:value-type="string" calcext:value-type="string">
            <text:p>50-5</text:p>
          </table:table-cell>
          <table:table-cell table:style-name="ce32" office:value-type="float" office:value="93734" calcext:value-type="float">
            <text:p>93734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style-name="ce17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14" calcext:value-type="float">
            <text:p>0,0514</text:p>
          </table:table-cell>
          <table:table-cell table:style-name="ce44" table:formula="of:=([.G24]-[.D24])/[.D24]*100" office:value-type="float" office:value="317.886178861789" calcext:value-type="float">
            <text:p>317,89</text:p>
          </table:table-cell>
          <table:table-cell table:style-name="ce17"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3" calcext:value-type="float">
            <text:p>0,053</text:p>
          </table:table-cell>
          <table:table-cell office:value-type="float" office:value="0.1043" calcext:value-type="float">
            <text:p>0,1043</text:p>
          </table:table-cell>
          <table:table-cell table:formula="of:=([.L24]-[.D24])/[.D24]*100" office:value-type="float" office:value="747.967479674797" calcext:value-type="float">
            <text:p>747,97</text:p>
          </table:table-cell>
        </table:table-row>
        <table:table-row table:style-name="ro1">
          <table:table-cell table:style-name="ce7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style-name="ce8"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005" calcext:value-type="float">
            <text:p>0,1005</text:p>
          </table:table-cell>
          <table:table-cell table:formula="of:=([.G25]-[.D25])/[.D25]*100" office:value-type="float" office:value="292.578125" calcext:value-type="float">
            <text:p>292,58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1017" calcext:value-type="float">
            <text:p>0,1017</text:p>
          </table:table-cell>
          <table:table-cell office:value-type="float" office:value="0.2022" calcext:value-type="float">
            <text:p>0,2022</text:p>
          </table:table-cell>
          <table:table-cell table:formula="of:=([.L25]-[.D25])/[.D25]*100" office:value-type="float" office:value="689.84375" calcext:value-type="float">
            <text:p>689,84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table:style-name="ce8" office:value-type="float" office:value="22200.29" calcext:value-type="float">
            <text:p>22200,29</text:p>
          </table:table-cell>
          <table:table-cell office:value-type="float" office:value="1.02" calcext:value-type="float">
            <text:p>1,02</text:p>
          </table:table-cell>
          <table:table-cell table:style-name="ce8" office:value-type="float" office:value="0.0468" calcext:value-type="float">
            <text:p>0,0468</text:p>
          </table:table-cell>
          <table:table-cell table:formula="of:=([.G26]-[.D26])/[.D26]*100" office:value-type="float" office:value="49.5207667731629" calcext:value-type="float">
            <text:p>49,52</text:p>
          </table:table-cell>
          <table:table-cell office:value-type="float" office:value="22200.1" calcext:value-type="float">
            <text:p>22200,1</text:p>
          </table:table-cell>
          <table:table-cell office:value-type="float" office:value="1.02" calcext:value-type="float">
            <text:p>1,02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624" calcext:value-type="float">
            <text:p>0,0624</text:p>
          </table:table-cell>
          <table:table-cell table:formula="of:=([.L26]-[.D26])/[.D26]*100" office:value-type="float" office:value="99.3610223642172" calcext:value-type="float">
            <text:p>99,36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408" calcext:value-type="float">
            <text:p>0,0408</text:p>
          </table:table-cell>
          <table:table-cell table:style-name="ce8" office:value-type="float" office:value="74410.19" calcext:value-type="float">
            <text:p>74410,1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041" calcext:value-type="float">
            <text:p>0,1041</text:p>
          </table:table-cell>
          <table:table-cell table:formula="of:=([.G27]-[.D27])/[.D27]*100" office:value-type="float" office:value="155.147058823529" calcext:value-type="float">
            <text:p>155,15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831" calcext:value-type="float">
            <text:p>0,0831</text:p>
          </table:table-cell>
          <table:table-cell office:value-type="float" office:value="0.1871" calcext:value-type="float">
            <text:p>0,1871</text:p>
          </table:table-cell>
          <table:table-cell table:formula="of:=([.L27]-[.D27])/[.D27]*100" office:value-type="float" office:value="358.578431372549" calcext:value-type="float">
            <text:p>358,58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2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table:style-name="ce8" office:value-type="float" office:value="175766.2" calcext:value-type="float">
            <text:p>175766,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282" calcext:value-type="float">
            <text:p>0,2282</text:p>
          </table:table-cell>
          <table:table-cell table:formula="of:=([.G28]-[.D28])/[.D28]*100" office:value-type="float" office:value="143.543223052295" calcext:value-type="float">
            <text:p>143,54</text:p>
          </table:table-cell>
          <table:table-cell office:value-type="float" office:value="175757.5" calcext:value-type="float">
            <text:p>175757,5</text:p>
          </table:table-cell>
          <table:table-cell office:value-type="float" office:value="0" calcext:value-type="float">
            <text:p>0</text:p>
          </table:table-cell>
          <table:table-cell office:value-type="float" office:value="0.2158" calcext:value-type="float">
            <text:p>0,2158</text:p>
          </table:table-cell>
          <table:table-cell office:value-type="float" office:value="0.4439" calcext:value-type="float">
            <text:p>0,4439</text:p>
          </table:table-cell>
          <table:table-cell table:formula="of:=([.L28]-[.D28])/[.D28]*100" office:value-type="float" office:value="373.745997865528" calcext:value-type="float">
            <text:p>373,75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379.8" calcext:value-type="float">
            <text:p>354379,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4327" calcext:value-type="float">
            <text:p>0,4327</text:p>
          </table:table-cell>
          <table:table-cell table:formula="of:=([.G29]-[.D29])/[.D29]*100" office:value-type="float" office:value="200.694927032662" calcext:value-type="float">
            <text:p>200,69</text:p>
          </table:table-cell>
          <table:table-cell office:value-type="float" office:value="354378" calcext:value-type="float">
            <text:p>354378</text:p>
          </table:table-cell>
          <table:table-cell office:value-type="float" office:value="0" calcext:value-type="float">
            <text:p>0</text:p>
          </table:table-cell>
          <table:table-cell office:value-type="float" office:value="0.3991" calcext:value-type="float">
            <text:p>0,3991</text:p>
          </table:table-cell>
          <table:table-cell office:value-type="float" office:value="0.8318" calcext:value-type="float">
            <text:p>0,8318</text:p>
          </table:table-cell>
          <table:table-cell table:formula="of:=([.L29]-[.D29])/[.D29]*100" office:value-type="float" office:value="478.040305767894" calcext:value-type="float">
            <text:p>478,04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.8842" calcext:value-type="float">
            <text:p>1,8842</text:p>
          </table:table-cell>
          <table:table-cell office:value-type="float" office:value="52964.31" calcext:value-type="float">
            <text:p>52964,31</text:p>
          </table:table-cell>
          <table:table-cell table:style-name="ce19" office:value-type="float" office:value="0.64" calcext:value-type="float">
            <text:p>0,64</text:p>
          </table:table-cell>
          <table:table-cell table:style-name="ce3" office:value-type="float" office:value="1.0075" calcext:value-type="float">
            <text:p>1,0075</text:p>
          </table:table-cell>
          <table:table-cell table:formula="of:=([.G30]-[.D30])/[.D30]*100" office:value-type="float" office:value="-46.5290308884407" calcext:value-type="float">
            <text:p>-46,53</text:p>
          </table:table-cell>
          <table:table-cell table:style-name="ce3" office:value-type="float" office:value="52744.66" calcext:value-type="float">
            <text:p>52744,66</text:p>
          </table:table-cell>
          <table:table-cell table:style-name="ce19" office:value-type="float" office:value="0.23" calcext:value-type="float">
            <text:p>0,23</text:p>
          </table:table-cell>
          <table:table-cell table:style-name="ce3" office:value-type="float" office:value="0.1147" calcext:value-type="float">
            <text:p>0,1147</text:p>
          </table:table-cell>
          <table:table-cell office:value-type="float" office:value="1.1222" calcext:value-type="float">
            <text:p>1,1222</text:p>
          </table:table-cell>
          <table:table-cell table:formula="of:=([.L30]-[.D30])/[.D30]*100" office:value-type="float" office:value="-40.4415667126632" calcext:value-type="float">
            <text:p>-40,44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table:style-name="ce8" office:value-type="float" office:value="180097.46" calcext:value-type="float">
            <text:p>180097,46</text:p>
          </table:table-cell>
          <table:table-cell office:value-type="float" office:value="0.37" calcext:value-type="float">
            <text:p>0,37</text:p>
          </table:table-cell>
          <table:table-cell table:style-name="ce8" office:value-type="float" office:value="2.5956" calcext:value-type="float">
            <text:p>2,5956</text:p>
          </table:table-cell>
          <table:table-cell table:formula="of:=([.G31]-[.D31])/[.D31]*100" office:value-type="float" office:value="-62.7652096572896" calcext:value-type="float">
            <text:p>-62,77</text:p>
          </table:table-cell>
          <table:table-cell office:value-type="float" office:value="179653.28" calcext:value-type="float">
            <text:p>179653,28</text:p>
          </table:table-cell>
          <table:table-cell office:value-type="float" office:value="0.12" calcext:value-type="float">
            <text:p>0,12</text:p>
          </table:table-cell>
          <table:table-cell office:value-type="float" office:value="1.0594" calcext:value-type="float">
            <text:p>1,0594</text:p>
          </table:table-cell>
          <table:table-cell office:value-type="float" office:value="3.655" calcext:value-type="float">
            <text:p>3,655</text:p>
          </table:table-cell>
          <table:table-cell table:formula="of:=([.L31]-[.D31])/[.D31]*100" office:value-type="float" office:value="-47.5677459151616" calcext:value-type="float">
            <text:p>-47,57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17" office:value-type="float" office:value="429627.51" calcext:value-type="float">
            <text:p>429627,51</text:p>
          </table:table-cell>
          <table:table-cell office:value-type="float" office:value="0.04" calcext:value-type="float">
            <text:p>0,04</text:p>
          </table:table-cell>
          <table:table-cell table:style-name="ce17" office:value-type="float" office:value="10.8447" calcext:value-type="float">
            <text:p>10,8447</text:p>
          </table:table-cell>
          <table:table-cell table:formula="of:=([.G32]-[.D32])/[.D32]*100" office:value-type="float" office:value="-99.1562350469744" calcext:value-type="float">
            <text:p>-99,16</text:p>
          </table:table-cell>
          <table:table-cell table:style-name="ce17" office:value-type="float" office:value="429562.17" calcext:value-type="float">
            <text:p>429562,17</text:p>
          </table:table-cell>
          <table:table-cell office:value-type="float" office:value="0.03" calcext:value-type="float">
            <text:p>0,03</text:p>
          </table:table-cell>
          <table:table-cell table:style-name="ce17" office:value-type="float" office:value="13.9599" calcext:value-type="float">
            <text:p>13,9599</text:p>
          </table:table-cell>
          <table:table-cell office:value-type="float" office:value="24.8046" calcext:value-type="float">
            <text:p>24,8046</text:p>
          </table:table-cell>
          <table:table-cell table:formula="of:=([.L32]-[.D32])/[.D32]*100" office:value-type="float" office:value="-98.0700939487658" calcext:value-type="float">
            <text:p>-98,07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8" office:value-type="string" calcext:value-type="string">
            <text:p>&lt;0,01</text:p>
          </table:table-cell>
          <table:table-cell table:style-name="ce11" office:value-type="float" office:value="619.2369" calcext:value-type="float">
            <text:p>619,2369</text:p>
          </table:table-cell>
          <table:table-cell table:style-name="ce8" office:value-type="float" office:value="866146.41" calcext:value-type="float">
            <text:p>866146,41</text:p>
          </table:table-cell>
          <table:table-cell office:value-type="float" office:value="0.04" calcext:value-type="float">
            <text:p>0,04</text:p>
          </table:table-cell>
          <table:table-cell table:style-name="ce8" office:value-type="float" office:value="26.4991" calcext:value-type="float">
            <text:p>26,4991</text:p>
          </table:table-cell>
          <table:table-cell table:formula="of:=([.G33]-[.D33])/[.D33]*100" office:value-type="float" office:value="-95.7206846039052" calcext:value-type="float">
            <text:p>-95,72</text:p>
          </table:table-cell>
          <table:table-cell office:value-type="float" office:value="866086.64" calcext:value-type="float">
            <text:p>866086,64</text:p>
          </table:table-cell>
          <table:table-cell office:value-type="float" office:value="0.03" calcext:value-type="float">
            <text:p>0,03</text:p>
          </table:table-cell>
          <table:table-cell office:value-type="float" office:value="740.3429" calcext:value-type="float">
            <text:p>740,3429</text:p>
          </table:table-cell>
          <table:table-cell office:value-type="float" office:value="766.842" calcext:value-type="float">
            <text:p>766,842</text:p>
          </table:table-cell>
          <table:table-cell table:formula="of:=([.L33]-[.D33])/[.D33]*100" office:value-type="float" office:value="23.8366124499364" calcext:value-type="float">
            <text:p>23,84</text:p>
          </table:table-cell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5" office:value-type="string" calcext:value-type="string" table:number-columns-spanned="6" table:number-rows-spanned="1">
            <text:p>PARCOURS VERTICAL <text:s/>PAR BLOC </text:p>
          </table:table-cell>
          <table:covered-table-cell table:number-columns-repeated="5" table:style-name="Default"/>
          <table:table-cell/>
          <table:table-cell table:style-name="ce25" office:value-type="string" calcext:value-type="string" table:number-columns-spanned="6" table:number-rows-spanned="1">
            <text:p>PARCOURS HORIZONTAL PAR BLOC</text:p>
          </table:table-cell>
          <table:covered-table-cell table:style-name="ce25"/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" office:value-type="string" calcext:value-type="string">
            <text:p>foSize</text:p>
          </table:table-cell>
          <table:table-cell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ce3" office:value-type="string" calcext:value-type="string">
            <text:p>Instances</text:p>
          </table:table-cell>
          <table:table-cell table:style-name="ce3" office:value-type="string" calcext:value-type="string">
            <text:p>rfSize</text:p>
          </table:table-cell>
          <table:table-cell table:style-name="ce3" office:value-type="string" calcext:value-type="string">
            <text:p>rfStep</text:p>
          </table:table-cell>
          <table:table-cell table:style-name="ce3" office:value-type="string" calcext:value-type="string">
            <text:p>foSize</text:p>
          </table:table-cell>
          <table:table-cell table:style-name="ce3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5-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/>
          <table:table-cell table:style-name="ce4" office:value-type="string" calcext:value-type="string">
            <text:p>20-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7" office:value-type="string" calcext:value-type="string">
            <text:p>50-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style-name="ce7" office:value-type="string" calcext:value-type="string">
            <text:p>50-5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5</text:p>
          </table:table-cell>
          <table:table-cell table:style-name="ce32" office:value-type="float" office:value="150" calcext:value-type="float">
            <text:p>150</text:p>
          </table:table-cell>
        </table:table-row>
        <table:table-row table:style-name="ro1">
          <table:table-cell table:style-name="ce7" office:value-type="string" calcext:value-type="string">
            <text:p>100-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/>
          <table:table-cell table:style-name="ce7" office:value-type="string" calcext:value-type="string">
            <text:p>100-5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10</text:p>
          </table:table-cell>
          <table:table-cell table:style-name="ce32" office:value-type="float" office:value="300" calcext:value-type="float">
            <text:p>300</text:p>
          </table:table-cell>
        </table:table-row>
        <table:table-row table:style-name="ro1">
          <table:table-cell table:style-name="ce7" office:value-type="string" calcext:value-type="string">
            <text:p>5-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5-10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1</text:p>
          </table:table-cell>
          <table:table-cell table:style-name="ce32"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string" calcext:value-type="string">
            <text:p>20-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/>
          <table:table-cell table:style-name="ce7" office:value-type="string" calcext:value-type="string">
            <text:p>20-10</text:p>
          </table:table-cell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2</text:p>
          </table:table-cell>
          <table:table-cell table:style-name="ce32" office:value-type="float" office:value="140" calcext:value-type="float">
            <text:p>140</text:p>
          </table:table-cell>
        </table:table-row>
        <table:table-row table:style-name="ro1">
          <table:table-cell table:style-name="ce7" office:value-type="string" calcext:value-type="string">
            <text:p>50-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/>
          <table:table-cell table:style-name="ce7" office:value-type="string" calcext:value-type="string">
            <text:p>50-10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5</text:p>
          </table:table-cell>
          <table:table-cell table:style-name="ce32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/>
          <table:table-cell table:style-name="ce3" office:value-type="string" calcext:value-type="string">
            <text:p>100-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4" office:value-type="string" calcext:value-type="string">
            <text:p>5-2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52" calcext:value-type="float">
            <text:p>252</text:p>
          </table:table-cell>
          <table:table-cell/>
          <table:table-cell table:style-name="ce4" office:value-type="string" calcext:value-type="string">
            <text:p>20-2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</text:p>
          </table:table-cell>
          <table:table-cell table:style-name="ce3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/>
          <table:table-cell table:style-name="ce4" office:value-type="string" calcext:value-type="string">
            <text:p>50-25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5</text:p>
          </table:table-cell>
          <table:table-cell table:style-name="ce3" office:value-type="float" office:value="750" calcext:value-type="float">
            <text:p>750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12" calcext:value-type="float">
            <text:p>1212</text:p>
          </table:table-cell>
          <table:table-cell/>
          <table:table-cell table:style-name="ce6" office:value-type="string" calcext:value-type="string">
            <text:p>100-25</text:p>
          </table:table-cell>
          <table:table-cell table:style-name="ce22" office:value-type="string" calcext:value-type="string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18:55.038283168</meta:creation-date>
    <meta:generator>LibreOffice/7.3.7.2$Linux_X86_64 LibreOffice_project/30$Build-2</meta:generator>
    <dc:date>2023-12-17T10:21:43.492101897</dc:date>
    <meta:editing-duration>PT6H41M29S</meta:editing-duration>
    <meta:editing-cycles>4</meta:editing-cycles>
    <meta:document-statistic meta:table-count="1" meta:cell-count="500" meta:object-count="0"/>
  </office:meta>
</office:document-meta>
</file>